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3.4417in" table:align="left"/>
    </style:style>
    <style:style style:name="Table1.A" style:family="table-column">
      <style:table-column-properties style:column-width="1.684in"/>
    </style:style>
    <style:style style:name="Table1.B" style:family="table-column">
      <style:table-column-properties style:column-width="1.75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333in" table:align="left"/>
    </style:style>
    <style:style style:name="Table2.A" style:family="table-column">
      <style:table-column-properties style:column-width="2.284in"/>
    </style:style>
    <style:style style:name="Table2.B" style:family="table-column">
      <style:table-column-properties style:column-width="1.049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7132in" table:align="left"/>
    </style:style>
    <style:style style:name="Table3.A" style:family="table-column">
      <style:table-column-properties style:column-width="1.784in"/>
    </style:style>
    <style:style style:name="Table3.B" style:family="table-column">
      <style:table-column-properties style:column-width="0.929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4854in" table:align="left"/>
    </style:style>
    <style:style style:name="Table4.A" style:family="table-column">
      <style:table-column-properties style:column-width="2.284in"/>
    </style:style>
    <style:style style:name="Table4.B" style:family="table-column">
      <style:table-column-properties style:column-width="1.201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3764in" table:align="left"/>
    </style:style>
    <style:style style:name="Table5.A" style:family="table-column">
      <style:table-column-properties style:column-width="2.184in"/>
    </style:style>
    <style:style style:name="Table5.B" style:family="table-column">
      <style:table-column-properties style:column-width="1.1924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279540"/>
    </style:style>
    <style:style style:name="P2" style:family="paragraph" style:parent-style-name="Heading_20_3">
      <style:text-properties fo:font-size="10pt" style:font-size-asian="10pt" style:font-size-complex="10pt"/>
    </style:style>
    <style:style style:name="P3" style:family="paragraph" style:parent-style-name="Standard">
      <style:text-properties officeooo:rsid="001c3531" officeooo:paragraph-rsid="001c3531"/>
    </style:style>
    <style:style style:name="P4" style:family="paragraph" style:parent-style-name="Standard">
      <style:text-properties officeooo:rsid="001e11de" officeooo:paragraph-rsid="001e11de"/>
    </style:style>
    <style:style style:name="P5" style:family="paragraph" style:parent-style-name="Standard">
      <style:text-properties fo:font-weight="bold" officeooo:rsid="001e11de" officeooo:paragraph-rsid="001e11de" style:font-weight-asian="bold" style:font-weight-complex="bold"/>
    </style:style>
    <style:style style:name="P6" style:family="paragraph" style:parent-style-name="Standard">
      <style:text-properties fo:font-weight="bold" officeooo:rsid="001c3531" officeooo:paragraph-rsid="001c3531" style:font-weight-asian="bold" style:font-weight-complex="bold"/>
    </style:style>
    <style:style style:name="P7" style:family="paragraph" style:parent-style-name="Standard">
      <style:text-properties fo:font-weight="bold" officeooo:rsid="001f3c44" officeooo:paragraph-rsid="001f3c44" style:font-weight-asian="bold" style:font-weight-complex="bold"/>
    </style:style>
    <style:style style:name="P8" style:family="paragraph" style:parent-style-name="Standard">
      <style:text-properties fo:font-weight="bold" officeooo:rsid="00200809" officeooo:paragraph-rsid="00200809" style:font-weight-asian="bold" style:font-weight-complex="bold"/>
    </style:style>
    <style:style style:name="P9" style:family="paragraph" style:parent-style-name="Standard">
      <style:text-properties fo:font-weight="bold" officeooo:rsid="0023d626" officeooo:paragraph-rsid="0023d626" style:font-weight-asian="bold" style:font-weight-complex="bold"/>
    </style:style>
    <style:style style:name="P10" style:family="paragraph" style:parent-style-name="Standard">
      <style:text-properties officeooo:rsid="001f3c44" officeooo:paragraph-rsid="001f3c44"/>
    </style:style>
    <style:style style:name="P11" style:family="paragraph" style:parent-style-name="Standard">
      <style:text-properties officeooo:rsid="0023d626" officeooo:paragraph-rsid="0023d626"/>
    </style:style>
    <style:style style:name="P12" style:family="paragraph" style:parent-style-name="Standard">
      <style:text-properties officeooo:rsid="0023d626" officeooo:paragraph-rsid="00279540"/>
    </style:style>
    <style:style style:name="P13" style:family="paragraph" style:parent-style-name="Standard">
      <style:text-properties officeooo:paragraph-rsid="00279540"/>
    </style:style>
    <style:style style:name="P14" style:family="paragraph" style:parent-style-name="Text_20_body">
      <style:text-properties fo:font-size="10pt" officeooo:rsid="00200809" officeooo:paragraph-rsid="00200809" style:font-size-asian="10pt" style:font-size-complex="10pt"/>
    </style:style>
    <style:style style:name="P15" style:family="paragraph" style:parent-style-name="Text_20_body" style:list-style-name="L1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sa project scope and structure:</text:p>
      <text:p text:style-name="P6">operations on the strings: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pera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ET key "value"</text:span></text:p>
          </table:table-cell>
          <table:table-cell table:style-name="Table1.A1" office:value-type="string">
            <text:p text:style-name="Table_20_Contents">store “value”</text:p>
          </table:table-cell>
        </table:table-row>
        <table:table-row>
          <table:table-cell table:style-name="Table1.A1" office:value-type="string">
            <text:p text:style-name="Table_20_Contents"><text:span text:style-name="Source_20_Text">GET key</text:span></text:p>
          </table:table-cell>
          <table:table-cell table:style-name="Table1.A1" office:value-type="string">
            <text:p text:style-name="Table_20_Contents">read valu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END key "abc"</text:span></text:p>
          </table:table-cell>
          <table:table-cell table:style-name="Table1.A1" office:value-type="string">
            <text:p text:style-name="Table_20_Contents">append to str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CR key</text:span></text:p>
          </table:table-cell>
          <table:table-cell table:style-name="Table1.A1" office:value-type="string">
            <text:p text:style-name="Table_20_Contents">increment string-numb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CR key</text:span></text:p>
          </table:table-cell>
          <table:table-cell table:style-name="Table1.A1" office:value-type="string">
            <text:p text:style-name="Table_20_Contents">decrement</text:p>
          </table:table-cell>
        </table:table-row>
        <table:table-row>
          <table:table-cell table:style-name="Table1.A1" office:value-type="string">
            <text:p text:style-name="Table_20_Contents"><text:span text:style-name="Source_20_Text">EXPIRE key 60</text:span></text:p>
          </table:table-cell>
          <table:table-cell table:style-name="Table1.A1" office:value-type="string">
            <text:p text:style-name="Table_20_Contents">auto delete</text:p>
          </table:table-cell>
        </table:table-row>
      </table:table>
      <text:p text:style-name="P5">Operations on the hashmaps:</text:p>
      <text:p text:style-name="P4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HGET user:101 name</text:span></text:p>
          </table:table-cell>
          <table:table-cell table:style-name="Table2.A1" office:value-type="string">
            <text:p text:style-name="Table_20_Contents">get only name</text:p>
          </table:table-cell>
        </table:table-row>
        <table:table-row>
          <table:table-cell table:style-name="Table2.A1" office:value-type="string">
            <text:p text:style-name="Table_20_Contents"><text:span text:style-name="Source_20_Text">HGETALL user:101</text:span></text:p>
          </table:table-cell>
          <table:table-cell table:style-name="Table2.A1" office:value-type="string">
            <text:p text:style-name="Table_20_Contents">get full object</text:p>
          </table:table-cell>
        </table:table-row>
        <table:table-row>
          <table:table-cell table:style-name="Table2.A1" office:value-type="string">
            <text:p text:style-name="Table_20_Contents"><text:span text:style-name="Source_20_Text">HINCRBY user:101 age 1</text:span></text:p>
          </table:table-cell>
          <table:table-cell table:style-name="Table2.A1" office:value-type="string">
            <text:p text:style-name="Table_20_Contents">increment age</text:p>
          </table:table-cell>
        </table:table-row>
        <table:table-row>
          <table:table-cell table:style-name="Table2.A1" office:value-type="string">
            <text:p text:style-name="Table_20_Contents"><text:span text:style-name="Source_20_Text">HDEL user:101 age</text:span></text:p>
          </table:table-cell>
          <table:table-cell table:style-name="Table2.A1" office:value-type="string">
            <text:p text:style-name="Table_20_Contents">delete a field</text:p>
          </table:table-cell>
        </table:table-row>
      </table:table>
      <text:p text:style-name="P5">List operations (stacks and queues):</text:p>
      <text:p text:style-name="P4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mmand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LPUSH list1 "A"</text:span></text:p>
          </table:table-cell>
          <table:table-cell table:style-name="Table3.A1" office:value-type="string">
            <text:p text:style-name="Table_20_Contents">push left</text:p>
          </table:table-cell>
        </table:table-row>
        <table:table-row>
          <table:table-cell table:style-name="Table3.A1" office:value-type="string">
            <text:p text:style-name="Table_20_Contents"><text:span text:style-name="Source_20_Text">RPUSH list1 "B"</text:span></text:p>
          </table:table-cell>
          <table:table-cell table:style-name="Table3.A1" office:value-type="string">
            <text:p text:style-name="Table_20_Contents">push right</text:p>
          </table:table-cell>
        </table:table-row>
        <table:table-row>
          <table:table-cell table:style-name="Table3.A1" office:value-type="string">
            <text:p text:style-name="Table_20_Contents"><text:span text:style-name="Source_20_Text">LPOP list1</text:span></text:p>
          </table:table-cell>
          <table:table-cell table:style-name="Table3.A1" office:value-type="string">
            <text:p text:style-name="Table_20_Contents">pop left</text:p>
          </table:table-cell>
        </table:table-row>
        <table:table-row>
          <table:table-cell table:style-name="Table3.A1" office:value-type="string">
            <text:p text:style-name="Table_20_Contents"><text:span text:style-name="Source_20_Text">RPOP list1</text:span></text:p>
          </table:table-cell>
          <table:table-cell table:style-name="Table3.A1" office:value-type="string">
            <text:p text:style-name="Table_20_Contents">pop right</text:p>
          </table:table-cell>
        </table:table-row>
        <table:table-row>
          <table:table-cell table:style-name="Table3.A1" office:value-type="string">
            <text:p text:style-name="Table_20_Contents"><text:span text:style-name="Source_20_Text">LRANGE list1 0 -1</text:span></text:p>
          </table:table-cell>
          <table:table-cell table:style-name="Table3.A1" office:value-type="string">
            <text:p text:style-name="Table_20_Contents">view list</text:p>
          </table:table-cell>
        </table:table-row>
      </table:table>
      <text:p text:style-name="P5">Set operations (unique items):</text:p>
      <text:p text:style-name="P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ommand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SADD tags "anime"</text:span></text:p>
          </table:table-cell>
          <table:table-cell table:style-name="Table4.A1" office:value-type="string">
            <text:p text:style-name="Table_20_Contents">add</text:p>
          </table:table-cell>
        </table:table-row>
        <table:table-row>
          <table:table-cell table:style-name="Table4.A1" office:value-type="string">
            <text:p text:style-name="Table_20_Contents"><text:span text:style-name="Source_20_Text">SREM tags "anime"</text:span></text:p>
          </table:table-cell>
          <table:table-cell table:style-name="Table4.A1" office:value-type="string">
            <text:p text:style-name="Table_20_Contents">remove</text:p>
          </table:table-cell>
        </table:table-row>
        <table:table-row>
          <table:table-cell table:style-name="Table4.A1" office:value-type="string">
            <text:p text:style-name="Table_20_Contents"><text:span text:style-name="Source_20_Text">SISMEMBER tags "anime"</text:span></text:p>
          </table:table-cell>
          <table:table-cell table:style-name="Table4.A1" office:value-type="string">
            <text:p text:style-name="Table_20_Contents">membership test</text:p>
          </table:table-cell>
        </table:table-row>
        <table:table-row>
          <table:table-cell table:style-name="Table4.A1" office:value-type="string">
            <text:p text:style-name="Table_20_Contents"><text:span text:style-name="Source_20_Text">SUNION set1 set2</text:span></text:p>
          </table:table-cell>
          <table:table-cell table:style-name="Table4.A1" office:value-type="string">
            <text:p text:style-name="Table_20_Contents">union</text:p>
          </table:table-cell>
        </table:table-row>
        <table:table-row>
          <table:table-cell table:style-name="Table4.A1" office:value-type="string">
            <text:p text:style-name="Table_20_Contents"><text:span text:style-name="Source_20_Text">SINTER set1 set2</text:span></text:p>
          </table:table-cell>
          <table:table-cell table:style-name="Table4.A1" office:value-type="string">
            <text:p text:style-name="Table_20_Contents">intersection</text:p>
          </table:table-cell>
        </table:table-row>
      </table:table>
      <text:p text:style-name="P7">Sorted set:</text:p>
      <text:p text:style-name="P10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Command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ZADD rank 300 "Ali"</text:span></text:p>
          </table:table-cell>
          <table:table-cell table:style-name="Table5.A1" office:value-type="string">
            <text:p text:style-name="Table_20_Contents">score Ali=300</text:p>
          </table:table-cell>
        </table:table-row>
        <table:table-row>
          <table:table-cell table:style-name="Table5.A1" office:value-type="string">
            <text:p text:style-name="Table_20_Contents"><text:span text:style-name="Source_20_Text">ZRANGE rank 0 10</text:span></text:p>
          </table:table-cell>
          <table:table-cell table:style-name="Table5.A1" office:value-type="string">
            <text:p text:style-name="Table_20_Contents">get top 10</text:p>
          </table:table-cell>
        </table:table-row>
        <table:table-row>
          <table:table-cell table:style-name="Table5.A1" office:value-type="string">
            <text:p text:style-name="Table_20_Contents"><text:span text:style-name="Source_20_Text">ZINCRBY rank 50 "Ali"</text:span></text:p>
          </table:table-cell>
          <table:table-cell table:style-name="Table5.A1" office:value-type="string">
            <text:p text:style-name="Table_20_Contents">increase score</text:p>
          </table:table-cell>
        </table:table-row>
        <table:table-row>
          <table:table-cell table:style-name="Table5.A1" office:value-type="string">
            <text:p text:style-name="Table_20_Contents"><text:span text:style-name="Source_20_Text">ZREVRANK rank "Ali"</text:span></text:p>
          </table:table-cell>
          <table:table-cell table:style-name="Table5.A1" office:value-type="string">
            <text:p text:style-name="Table_20_Contents">ranking position</text:p>
          </table:table-cell>
        </table:table-row>
      </table:table>
      <text:p text:style-name="P8">Store json as a string because:</text:p>
      <text:p text:style-name="P14">Redis will only treat it “as one thing.”</text:p>
      <text:h text:style-name="P2" text:outline-level="3">You can't do:</text:h>
      <text:list text:style-name="L1">
        <text:list-item>
          <text:p text:style-name="P15">increment age</text:p>
        </text:list-item>
        <text:list-item>
          <text:p text:style-name="P15">delete field</text:p>
        </text:list-item>
        <text:list-item>
          <text:p text:style-name="P15"><text:soft-page-break/>update field</text:p>
        </text:list-item>
      </text:list>
      <text:p text:style-name="P16"/>
      <text:p text:style-name="P9">redis cli and the parser details:</text:p>
      <text:p text:style-name="P11"/>
      <text:h text:style-name="P1" text:outline-level="1">Redis CLI Commands + Parser Verification Methods</text:h>
      <text:p text:style-name="P13"/>
      <text:p text:style-name="P13">This document includes:</text:p>
      <text:p text:style-name="P13">1. Redis CLI commands for all data structures</text:p>
      <text:p text:style-name="P13">2. Parser-side verification methods to check the structure and type of Redis data</text:p>
      <text:p text:style-name="P13"/>
      <text:p text:style-name="P13">------------------------------------------------------------</text:p>
      <text:p text:style-name="P13">1. STRING (Key → Value)</text:p>
      <text:p text:style-name="P13"/>
      <text:p text:style-name="P13">Redis CLI:</text:p>
      <text:p text:style-name="P13">SET username "Ali"</text:p>
      <text:p text:style-name="P13">GET username</text:p>
      <text:p text:style-name="P13">INCR counter</text:p>
      <text:p text:style-name="P13">EXPIRE username 60</text:p>
      <text:p text:style-name="P13"/>
      <text:p text:style-name="P13">Parser Verification:</text:p>
      <text:p text:style-name="P13">- Ensure return type is string or integer</text:p>
      <text:p text:style-name="P13">- Example (pseudocode):</text:p>
      <text:p text:style-name="P13">if isinstance(value, str): ok</text:p>
      <text:p text:style-name="P13">else: error("Expected STRING")</text:p>
      <text:p text:style-name="P13"/>
      <text:p text:style-name="P13">------------------------------------------------------------</text:p>
      <text:p text:style-name="P13">2. HASH (Key → {field:value})</text:p>
      <text:p text:style-name="P13"/>
      <text:p text:style-name="P13">Redis CLI:</text:p>
      <text:p text:style-name="P13">HSET user:101 name "Ali"</text:p>
      <text:p text:style-name="P13">HSET user:101 age "20"</text:p>
      <text:p text:style-name="P13">HGET user:101 name</text:p>
      <text:p text:style-name="P13">HGETALL user:101</text:p>
      <text:p text:style-name="P13"/>
      <text:p text:style-name="P13">Parser Verification:</text:p>
      <text:p text:style-name="P13">- Returned type must be a dictionary</text:p>
      <text:p text:style-name="P13">- Fields/values must be strings</text:p>
      <text:p text:style-name="P13">- Example:</text:p>
      <text:p text:style-name="P13">if type(result) == dict: ok</text:p>
      <text:p text:style-name="P13">else: error("Expected HASH object")</text:p>
      <text:p text:style-name="P13"/>
      <text:p text:style-name="P13">------------------------------------------------------------</text:p>
      <text:p text:style-name="P13">3. LIST (Queue / Stack)</text:p>
      <text:p text:style-name="P13"/>
      <text:p text:style-name="P13">Redis CLI:</text:p>
      <text:p text:style-name="P13">LPUSH queue "task1"</text:p>
      <text:p text:style-name="P13">RPUSH queue "task2"</text:p>
      <text:p text:style-name="P13">LRANGE queue 0 -1</text:p>
      <text:p text:style-name="P13"/>
      <text:p text:style-name="P13"><text:soft-page-break/>Parser Verification:</text:p>
      <text:p text:style-name="P13">- Returned type must be a list</text:p>
      <text:p text:style-name="P13">- Values must be strings</text:p>
      <text:p text:style-name="P13">- Example:</text:p>
      <text:p text:style-name="P13">if all(type(x)==str for x in result): ok</text:p>
      <text:p text:style-name="P13"/>
      <text:p text:style-name="P13">------------------------------------------------------------</text:p>
      <text:p text:style-name="P13">4. SET (Unique Values)</text:p>
      <text:p text:style-name="P13"/>
      <text:p text:style-name="P13">Redis CLI:</text:p>
      <text:p text:style-name="P13">SADD tags "python"</text:p>
      <text:p text:style-name="P13">SMEMBERS tags</text:p>
      <text:p text:style-name="P13">SISMEMBER tags "backend"</text:p>
      <text:p text:style-name="P13"/>
      <text:p text:style-name="P13">Parser Verification:</text:p>
      <text:p text:style-name="P13">- Parser expects a Python set or list</text:p>
      <text:p text:style-name="P13">- Verify no duplicates</text:p>
      <text:p text:style-name="P13">- Example:</text:p>
      <text:p text:style-name="P13">if len(result) == len(set(result)): ok</text:p>
      <text:p text:style-name="P13"/>
      <text:p text:style-name="P13">------------------------------------------------------------</text:p>
      <text:p text:style-name="P13">5. SORTED SET (Value + Score)</text:p>
      <text:p text:style-name="P13"/>
      <text:p text:style-name="P13">Redis CLI:</text:p>
      <text:p text:style-name="P13">ZADD leaderboard 100 "Ali"</text:p>
      <text:p text:style-name="P13">ZRANGE leaderboard 0 -1 WITHSCORES</text:p>
      <text:p text:style-name="P13"/>
      <text:p text:style-name="P13">Parser Verification:</text:p>
      <text:p text:style-name="P13">- Must return list of (value, score) pairs</text:p>
      <text:p text:style-name="P13">- Score must be int/float</text:p>
      <text:p text:style-name="P13">- Example:</text:p>
      <text:p text:style-name="P13">for value, score in result:</text:p>
      <text:p text:style-name="P13"><text:s text:c="4"/>if not isinstance(score, (int, float)): error()</text:p>
      <text:p text:style-name="P13"/>
      <text:p text:style-name="P13">------------------------------------------------------------</text:p>
      <text:p text:style-name="P13">6. BITMAP</text:p>
      <text:p text:style-name="P13"/>
      <text:p text:style-name="P13">Redis CLI:</text:p>
      <text:p text:style-name="P13">SETBIT attendance 5 1</text:p>
      <text:p text:style-name="P13">SETBIT attendance 10 1</text:p>
      <text:p text:style-name="P13">BITCOUNT attendance</text:p>
      <text:p text:style-name="P13"/>
      <text:p text:style-name="P13">Parser Verification:</text:p>
      <text:p text:style-name="P13">- Only 0 or 1 bits allowed</text:p>
      <text:p text:style-name="P13">- Example:</text:p>
      <text:p text:style-name="P13">if bit not in [0,1]: error()</text:p>
      <text:p text:style-name="P13"/>
      <text:p text:style-name="P13">------------------------------------------------------------</text:p>
      <text:p text:style-name="P13">7. HYPERLOGLOG</text:p>
      <text:p text:style-name="P13"/>
      <text:p text:style-name="P13">Redis CLI:</text:p>
      <text:p text:style-name="P13">PFADD visitors "Ali"</text:p>
      <text:p text:style-name="P13"><text:soft-page-break/>PFCOUNT visitors</text:p>
      <text:p text:style-name="P13"/>
      <text:p text:style-name="P13">Parser Verification:</text:p>
      <text:p text:style-name="P13">- Parser should expect an approximate integer count</text:p>
      <text:p text:style-name="P13">- Example:</text:p>
      <text:p text:style-name="P13">if isinstance(result, int): ok</text:p>
      <text:p text:style-name="P13"/>
      <text:p text:style-name="P13">------------------------------------------------------------</text:p>
      <text:p text:style-name="P13">8. STREAMS</text:p>
      <text:p text:style-name="P13"/>
      <text:p text:style-name="P13">Redis CLI:</text:p>
      <text:p text:style-name="P13">XADD mystream * name "Ali" action "login"</text:p>
      <text:p text:style-name="P13">XRANGE mystream - +</text:p>
      <text:p text:style-name="P13"/>
      <text:p text:style-name="P13">Parser Verification:</text:p>
      <text:p text:style-name="P13">- Expect list of {id: {field:value}} entries</text:p>
      <text:p text:style-name="P13">- Example:</text:p>
      <text:p text:style-name="P13">for id, fields in result:</text:p>
      <text:p text:style-name="P13"><text:s text:c="4"/>if not isinstance(fields, dict): error()</text:p>
      <text:p text:style-name="P13"/>
      <text:p text:style-name="P13">------------------------------------------------------------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4:31:09.853136456</meta:creation-date>
    <dc:date>2025-11-17T15:42:50.534571563</dc:date>
    <meta:editing-duration>PT51M1S</meta:editing-duration>
    <meta:editing-cycles>8</meta:editing-cycles>
    <meta:generator>LibreOffice/24.2.7.2$Linux_X86_64 LibreOffice_project/420$Build-2</meta:generator>
    <meta:document-statistic meta:table-count="5" meta:image-count="0" meta:object-count="0" meta:page-count="4" meta:paragraph-count="163" meta:word-count="519" meta:character-count="3563" meta:non-whitespace-character-count="3202"/>
  </office:meta>
</office:document-meta>
</file>